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9b81" officeooo:paragraph-rsid="000b9b81"/>
    </style:style>
    <style:style style:name="P2" style:family="paragraph" style:parent-style-name="Standard" style:list-style-name="L1">
      <style:text-properties officeooo:rsid="000c603c" officeooo:paragraph-rsid="000c603c"/>
    </style:style>
    <style:style style:name="P3" style:family="paragraph" style:parent-style-name="Standard" style:list-style-name="L1">
      <style:text-properties officeooo:rsid="000d072d" officeooo:paragraph-rsid="000d072d"/>
    </style:style>
    <style:style style:name="P4" style:family="paragraph" style:parent-style-name="Standard">
      <style:text-properties officeooo:rsid="000f1e7f" officeooo:paragraph-rsid="000f1e7f"/>
    </style:style>
    <style:style style:name="P5" style:family="paragraph" style:parent-style-name="Standard" style:list-style-name="L2">
      <style:text-properties fo:font-weight="normal" officeooo:rsid="000f1e7f" officeooo:paragraph-rsid="000f1e7f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f1e7f" officeooo:paragraph-rsid="0010965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f1e7f" officeooo:paragraph-rsid="0010eb80" style:font-weight-asian="normal" style:font-weight-complex="normal"/>
    </style:style>
    <style:style style:name="P8" style:family="paragraph" style:parent-style-name="Standard">
      <style:text-properties fo:font-weight="normal" officeooo:rsid="000f1e7f" officeooo:paragraph-rsid="0010eb80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0eb80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09657"/>
    </style:style>
    <style:style style:name="T5" style:family="text">
      <style:text-properties style:text-position="0% 100%" style:font-name="Times New Roman1" officeooo:rsid="00109657" style:font-name-asian="Times New Roman1" style:font-name-complex="Times New Roman1"/>
    </style:style>
    <style:style style:name="T6" style:family="text">
      <style:text-properties style:text-position="0% 100%" officeooo:rsid="0010eb80"/>
    </style:style>
    <style:style style:name="T7" style:family="text">
      <style:text-properties style:text-position="0% 100%" officeooo:rsid="00164685"/>
    </style:style>
    <style:style style:name="T8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Generic Equations:</text:span></text:p>
      <text:list xml:id="list599910855" text:style-name="L2">
        <text:list-item>
          <text:p text:style-name="P5"><text:span text:style-name="T3">Acid + Alkali </text:span><text:span text:style-name="T5">→</text:span><text:span text:style-name="T3"> salt + water</text:span></text:p>
        </text:list-item>
        <text:list-item>
          <text:p text:style-name="P6"><text:span text:style-name="T3">Acid + </text:span><text:span text:style-name="T4">Carbonate </text:span><text:span text:style-name="T5">→</text:span><text:span text:style-name="T3"> </text:span><text:span text:style-name="T6">Salt + carbon dioxide + water</text:span></text:p>
        </text:list-item>
        <text:list-item>
          <text:p text:style-name="P7"><text:span text:style-name="T3">Acid + </text:span><text:span text:style-name="T6">Metal</text:span><text:span text:style-name="T5">→</text:span><text:span text:style-name="T3"> salt + </text:span><text:span text:style-name="T6">hydrogen</text:span></text:p>
        </text:list-item>
      </text:list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2S</meta:editing-duration>
    <meta:editing-cycles>11</meta:editing-cycles>
    <meta:generator>LibreOffice/5.3.4.2$Windows_X86_64 LibreOffice_project/f82d347ccc0be322489bf7da61d7e4ad13fe2ff3</meta:generator>
    <dc:date>2020-11-20T10:46:15.667000000</dc:date>
    <meta:document-statistic meta:table-count="0" meta:image-count="0" meta:object-count="0" meta:page-count="1" meta:paragraph-count="4" meta:word-count="28" meta:character-count="126" meta:non-whitespace-character-count="105"/>
    <meta:user-defined meta:name="Info 1"/>
    <meta:user-defined meta:name="Info 2"/>
    <meta:user-defined meta:name="Info 3"/>
    <meta:user-defined meta:name="Info 4"/>
  </office:meta>
</office:document-meta>
</file>